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C" style:family="table-column">
      <style:table-column-properties style:column-width="2.2313in" style:rel-column-width="2184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C" style:family="table-column">
      <style:table-column-properties style:column-width="2.2313in" style:rel-column-width="218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C" style:family="table-column">
      <style:table-column-properties style:column-width="2.2313in" style:rel-column-width="2184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5537" officeooo:paragraph-rsid="001a5537"/>
    </style:style>
    <style:style style:name="P2" style:family="paragraph" style:parent-style-name="Standard">
      <style:text-properties officeooo:rsid="001a5537" officeooo:paragraph-rsid="001ce49e"/>
    </style:style>
    <style:style style:name="P3" style:family="paragraph" style:parent-style-name="Standard">
      <style:text-properties officeooo:rsid="001a5537" officeooo:paragraph-rsid="002aec37"/>
    </style:style>
    <style:style style:name="P4" style:family="paragraph" style:parent-style-name="Standard">
      <style:text-properties officeooo:rsid="001a5537" officeooo:paragraph-rsid="00331d8a"/>
    </style:style>
    <style:style style:name="P5" style:family="paragraph" style:parent-style-name="Standard">
      <style:text-properties officeooo:rsid="001a5537" officeooo:paragraph-rsid="00337138"/>
    </style:style>
    <style:style style:name="P6" style:family="paragraph" style:parent-style-name="Standard">
      <style:text-properties officeooo:rsid="001a5537" officeooo:paragraph-rsid="003b717a"/>
    </style:style>
    <style:style style:name="P7" style:family="paragraph" style:parent-style-name="Standard">
      <style:text-properties officeooo:rsid="001a5537" officeooo:paragraph-rsid="004b7a51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officeooo:rsid="001ce49e" officeooo:paragraph-rsid="001ce49e"/>
    </style:style>
    <style:style style:name="P10" style:family="paragraph" style:parent-style-name="Standard">
      <style:text-properties officeooo:rsid="00371ba8" officeooo:paragraph-rsid="00371ba8"/>
    </style:style>
    <style:style style:name="P11" style:family="paragraph" style:parent-style-name="Standard">
      <style:text-properties officeooo:rsid="00421b77" officeooo:paragraph-rsid="0042c924"/>
    </style:style>
    <style:style style:name="P12" style:family="paragraph" style:parent-style-name="Standard">
      <style:text-properties officeooo:rsid="004d11af" officeooo:paragraph-rsid="004d11af"/>
    </style:style>
    <style:style style:name="P13" style:family="paragraph" style:parent-style-name="Standard">
      <style:text-properties officeooo:rsid="00505788" officeooo:paragraph-rsid="00515b89"/>
    </style:style>
    <style:style style:name="P14" style:family="paragraph" style:parent-style-name="Standard">
      <style:text-properties officeooo:rsid="0053f01b" officeooo:paragraph-rsid="0053f01b"/>
    </style:style>
    <style:style style:name="P15" style:family="paragraph" style:parent-style-name="Table_20_Contents">
      <style:text-properties officeooo:rsid="001dd72f" officeooo:paragraph-rsid="001dd72f"/>
    </style:style>
    <style:style style:name="P16" style:family="paragraph" style:parent-style-name="Table_20_Contents">
      <style:text-properties officeooo:rsid="001dd72f" officeooo:paragraph-rsid="002074fe"/>
    </style:style>
    <style:style style:name="P17" style:family="paragraph" style:parent-style-name="Table_20_Contents">
      <style:text-properties officeooo:rsid="001dd72f" officeooo:paragraph-rsid="002aec37"/>
    </style:style>
    <style:style style:name="P18" style:family="paragraph" style:parent-style-name="Table_20_Contents">
      <style:text-properties officeooo:rsid="001dd72f" officeooo:paragraph-rsid="002e0442"/>
    </style:style>
    <style:style style:name="P19" style:family="paragraph" style:parent-style-name="Table_20_Contents">
      <style:text-properties officeooo:rsid="001dd72f" officeooo:paragraph-rsid="002f2e44"/>
    </style:style>
    <style:style style:name="P20" style:family="paragraph" style:parent-style-name="Table_20_Contents">
      <style:text-properties officeooo:rsid="001dd72f" officeooo:paragraph-rsid="00312788"/>
    </style:style>
    <style:style style:name="P21" style:family="paragraph" style:parent-style-name="Table_20_Contents">
      <style:text-properties officeooo:rsid="001dd72f" officeooo:paragraph-rsid="003b717a"/>
    </style:style>
    <style:style style:name="P22" style:family="paragraph" style:parent-style-name="Table_20_Contents">
      <style:text-properties officeooo:rsid="001dd72f" officeooo:paragraph-rsid="003ca0ea"/>
    </style:style>
    <style:style style:name="P23" style:family="paragraph" style:parent-style-name="Table_20_Contents">
      <style:text-properties officeooo:rsid="001dd72f" officeooo:paragraph-rsid="003cc113"/>
    </style:style>
    <style:style style:name="P24" style:family="paragraph" style:parent-style-name="Table_20_Contents">
      <style:text-properties officeooo:rsid="001dd72f" officeooo:paragraph-rsid="003e9226"/>
    </style:style>
    <style:style style:name="P25" style:family="paragraph" style:parent-style-name="Table_20_Contents">
      <style:text-properties officeooo:rsid="001f151a" officeooo:paragraph-rsid="001f151a"/>
    </style:style>
    <style:style style:name="P26" style:family="paragraph" style:parent-style-name="Table_20_Contents">
      <style:text-properties officeooo:rsid="001f151a" officeooo:paragraph-rsid="002aec37"/>
    </style:style>
    <style:style style:name="P27" style:family="paragraph" style:parent-style-name="Table_20_Contents">
      <style:text-properties officeooo:rsid="001f151a" officeooo:paragraph-rsid="003ca0ea"/>
    </style:style>
    <style:style style:name="P28" style:family="paragraph" style:parent-style-name="Table_20_Contents">
      <style:text-properties officeooo:rsid="001f151a" officeooo:paragraph-rsid="003cc113"/>
    </style:style>
    <style:style style:name="P29" style:family="paragraph" style:parent-style-name="Table_20_Contents">
      <style:text-properties officeooo:rsid="0029f57d" officeooo:paragraph-rsid="0029f57d"/>
    </style:style>
    <style:style style:name="P30" style:family="paragraph" style:parent-style-name="Table_20_Contents">
      <style:text-properties officeooo:rsid="0029f57d" officeooo:paragraph-rsid="002ab272"/>
    </style:style>
    <style:style style:name="P31" style:family="paragraph" style:parent-style-name="Table_20_Contents">
      <style:text-properties officeooo:paragraph-rsid="002aec37"/>
    </style:style>
    <style:style style:name="P32" style:family="paragraph" style:parent-style-name="Table_20_Contents">
      <style:text-properties officeooo:paragraph-rsid="003b717a"/>
    </style:style>
    <style:style style:name="T1" style:family="text">
      <style:text-properties officeooo:rsid="001ad2e0"/>
    </style:style>
    <style:style style:name="T2" style:family="text">
      <style:text-properties officeooo:rsid="001b93f4"/>
    </style:style>
    <style:style style:name="T3" style:family="text">
      <style:text-properties officeooo:rsid="001dd72f"/>
    </style:style>
    <style:style style:name="T4" style:family="text">
      <style:text-properties officeooo:rsid="001f151a"/>
    </style:style>
    <style:style style:name="T5" style:family="text">
      <style:text-properties officeooo:rsid="002074fe"/>
    </style:style>
    <style:style style:name="T6" style:family="text">
      <style:text-properties officeooo:rsid="0020e661"/>
    </style:style>
    <style:style style:name="T7" style:family="text">
      <style:text-properties officeooo:rsid="0022d736"/>
    </style:style>
    <style:style style:name="T8" style:family="text">
      <style:text-properties officeooo:rsid="00250098"/>
    </style:style>
    <style:style style:name="T9" style:family="text">
      <style:text-properties officeooo:rsid="00262640"/>
    </style:style>
    <style:style style:name="T10" style:family="text">
      <style:text-properties officeooo:rsid="00276af0"/>
    </style:style>
    <style:style style:name="T11" style:family="text">
      <style:text-properties officeooo:rsid="00282333"/>
    </style:style>
    <style:style style:name="T12" style:family="text">
      <style:text-properties officeooo:rsid="0029f57d"/>
    </style:style>
    <style:style style:name="T13" style:family="text">
      <style:text-properties officeooo:rsid="002ab272"/>
    </style:style>
    <style:style style:name="T14" style:family="text">
      <style:text-properties officeooo:rsid="002c0be8"/>
    </style:style>
    <style:style style:name="T15" style:family="text">
      <style:text-properties officeooo:rsid="002d9dea"/>
    </style:style>
    <style:style style:name="T16" style:family="text">
      <style:text-properties officeooo:rsid="002e0442"/>
    </style:style>
    <style:style style:name="T17" style:family="text">
      <style:text-properties officeooo:rsid="002f2e44"/>
    </style:style>
    <style:style style:name="T18" style:family="text">
      <style:text-properties officeooo:rsid="0031b5a7"/>
    </style:style>
    <style:style style:name="T19" style:family="text">
      <style:text-properties officeooo:rsid="00331d8a"/>
    </style:style>
    <style:style style:name="T20" style:family="text">
      <style:text-properties officeooo:rsid="00337138"/>
    </style:style>
    <style:style style:name="T21" style:family="text">
      <style:text-properties officeooo:rsid="00361f0f"/>
    </style:style>
    <style:style style:name="T22" style:family="text">
      <style:text-properties officeooo:rsid="0036368b"/>
    </style:style>
    <style:style style:name="T23" style:family="text">
      <style:text-properties officeooo:rsid="0038f049"/>
    </style:style>
    <style:style style:name="T24" style:family="text">
      <style:text-properties officeooo:rsid="003a717f"/>
    </style:style>
    <style:style style:name="T25" style:family="text">
      <style:text-properties officeooo:rsid="003c7202"/>
    </style:style>
    <style:style style:name="T26" style:family="text">
      <style:text-properties officeooo:rsid="003ca0ea"/>
    </style:style>
    <style:style style:name="T27" style:family="text">
      <style:text-properties officeooo:rsid="003cbc11"/>
    </style:style>
    <style:style style:name="T28" style:family="text">
      <style:text-properties officeooo:rsid="003cc113"/>
    </style:style>
    <style:style style:name="T29" style:family="text">
      <style:text-properties officeooo:rsid="003e9226"/>
    </style:style>
    <style:style style:name="T30" style:family="text">
      <style:text-properties officeooo:rsid="003fcb1c"/>
    </style:style>
    <style:style style:name="T31" style:family="text">
      <style:text-properties officeooo:rsid="00407d43"/>
    </style:style>
    <style:style style:name="T32" style:family="text">
      <style:text-properties officeooo:rsid="0042c924"/>
    </style:style>
    <style:style style:name="T33" style:family="text">
      <style:text-properties officeooo:rsid="00446405"/>
    </style:style>
    <style:style style:name="T34" style:family="text">
      <style:text-properties officeooo:rsid="00461580"/>
    </style:style>
    <style:style style:name="T35" style:family="text">
      <style:text-properties officeooo:rsid="00489420"/>
    </style:style>
    <style:style style:name="T36" style:family="text">
      <style:text-properties officeooo:rsid="00499357"/>
    </style:style>
    <style:style style:name="T37" style:family="text">
      <style:text-properties officeooo:rsid="004b7a51"/>
    </style:style>
    <style:style style:name="T38" style:family="text">
      <style:text-properties officeooo:rsid="004d4db9"/>
    </style:style>
    <style:style style:name="T39" style:family="text">
      <style:text-properties officeooo:rsid="004ef2f0"/>
    </style:style>
    <style:style style:name="T40" style:family="text">
      <style:text-properties officeooo:rsid="00515b89"/>
    </style:style>
    <style:style style:name="T41" style:family="text">
      <style:text-properties officeooo:rsid="0052c709"/>
    </style:style>
    <style:style style:name="T42" style:family="text">
      <style:text-properties officeooo:rsid="0053f0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Quản trị mạng-bài tập phân chia mạng con</text:p>
      <text:p text:style-name="P8"/>
      <text:p text:style-name="P8"/>
      <text:p text:style-name="Standard"/>
      <text:p text:style-name="P1">Bài 1: Chia mạng 139.12.0.0 với subnet mask 255.255.0.0 thành 5 mạng con</text:p>
      <text:p text:style-name="P9">=&gt; mượn 3 bit bên host</text:p>
      <text:p text:style-name="P9">=&gt; <text:span text:style-name="T3">5 mạng con sẽ là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5">Subnet mask mới </text:p>
          </table:table-cell>
          <table:table-cell table:style-name="Table1.A1" office:value-type="string">
            <text:p text:style-name="Table_20_Contents">Dải host </text:p>
          </table:table-cell>
          <table:table-cell table:style-name="Table1.C1" office:value-type="string">
            <text:p text:style-name="Table_20_Contents">Broadcast</text:p>
          </table:table-cell>
        </table:table-row>
        <table:table-row>
          <table:table-cell table:style-name="Table1.A2" office:value-type="string">
            <text:p text:style-name="P15">139.12.<text:span text:style-name="T4">0.0/</text:span><text:span text:style-name="T5">19</text:span></text:p>
          </table:table-cell>
          <table:table-cell table:style-name="Table1.A2" office:value-type="string">
            <text:p text:style-name="P16">139.12.<text:span text:style-name="T4">0.</text:span><text:span text:style-name="T5">1/19 – </text:span>139.12.<text:span text:style-name="T12">31</text:span><text:span text:style-name="T4">.</text:span><text:span text:style-name="T5">254</text:span><text:span text:style-name="T4">/</text:span><text:span text:style-name="T5">19</text:span></text:p>
          </table:table-cell>
          <table:table-cell table:style-name="Table1.C2" office:value-type="string">
            <text:p text:style-name="P29">139.12.<text:span text:style-name="T13">31.255</text:span></text:p>
          </table:table-cell>
        </table:table-row>
        <table:table-row>
          <table:table-cell table:style-name="Table1.A2" office:value-type="string">
            <text:p text:style-name="P25">139.12.<text:span text:style-name="T6">32</text:span>.0/<text:span text:style-name="T5">19</text:span></text:p>
          </table:table-cell>
          <table:table-cell table:style-name="Table1.A2" office:value-type="string">
            <text:p text:style-name="P16">139.12.<text:span text:style-name="T7">32</text:span><text:span text:style-name="T4">.</text:span><text:span text:style-name="T5">1/19 - </text:span>139.12.<text:span text:style-name="T8">63</text:span><text:span text:style-name="T4">.</text:span><text:span text:style-name="T5">254</text:span><text:span text:style-name="T4">/</text:span><text:span text:style-name="T5">19</text:span></text:p>
          </table:table-cell>
          <table:table-cell table:style-name="Table1.C2" office:value-type="string">
            <text:p text:style-name="P30">139.12.<text:span text:style-name="T13">63.255</text:span></text:p>
          </table:table-cell>
        </table:table-row>
        <table:table-row>
          <table:table-cell table:style-name="Table1.A2" office:value-type="string">
            <text:p text:style-name="P25">139.12.<text:span text:style-name="T6">64</text:span>.0/<text:span text:style-name="T5">19</text:span></text:p>
          </table:table-cell>
          <table:table-cell table:style-name="Table1.A2" office:value-type="string">
            <text:p text:style-name="P16">139.12.<text:span text:style-name="T7">64</text:span><text:span text:style-name="T4">.</text:span><text:span text:style-name="T5">1/19 - </text:span>139.12.<text:span text:style-name="T9">95</text:span><text:span text:style-name="T4">.</text:span><text:span text:style-name="T5">254</text:span><text:span text:style-name="T4">/</text:span><text:span text:style-name="T5">19</text:span></text:p>
          </table:table-cell>
          <table:table-cell table:style-name="Table1.C2" office:value-type="string">
            <text:p text:style-name="P30">139.12.<text:span text:style-name="T13">95.255</text:span></text:p>
          </table:table-cell>
        </table:table-row>
        <table:table-row>
          <table:table-cell table:style-name="Table1.A2" office:value-type="string">
            <text:p text:style-name="P25">139.12.<text:span text:style-name="T6">96</text:span>.0/<text:span text:style-name="T5">19</text:span></text:p>
          </table:table-cell>
          <table:table-cell table:style-name="Table1.A2" office:value-type="string">
            <text:p text:style-name="P16">139.12.<text:span text:style-name="T7">96</text:span><text:span text:style-name="T4">.</text:span><text:span text:style-name="T5">1/19 - </text:span>139.12.<text:span text:style-name="T10">127</text:span><text:span text:style-name="T4">.</text:span><text:span text:style-name="T5">254</text:span><text:span text:style-name="T4">/</text:span><text:span text:style-name="T5">19</text:span></text:p>
          </table:table-cell>
          <table:table-cell table:style-name="Table1.C2" office:value-type="string">
            <text:p text:style-name="P30">139.12.<text:span text:style-name="T13">127.255</text:span></text:p>
          </table:table-cell>
        </table:table-row>
        <table:table-row>
          <table:table-cell table:style-name="Table1.A2" office:value-type="string">
            <text:p text:style-name="P25">139.12.<text:span text:style-name="T6">128</text:span>.0/<text:span text:style-name="T5">19</text:span></text:p>
          </table:table-cell>
          <table:table-cell table:style-name="Table1.A2" office:value-type="string">
            <text:p text:style-name="P16">139.12.<text:span text:style-name="T7">128</text:span><text:span text:style-name="T4">.</text:span><text:span text:style-name="T5">1/19 - </text:span>139.12.<text:span text:style-name="T7">1</text:span><text:span text:style-name="T11">59</text:span><text:span text:style-name="T4">.</text:span><text:span text:style-name="T5">254</text:span><text:span text:style-name="T4">/</text:span><text:span text:style-name="T5">19</text:span></text:p>
          </table:table-cell>
          <table:table-cell table:style-name="Table1.C2" office:value-type="string">
            <text:p text:style-name="P30">139.12.<text:span text:style-name="T13">159.255</text:span></text:p>
          </table:table-cell>
        </table:table-row>
      </table:table>
      <text:p text:style-name="P2"/>
      <text:p text:style-name="P1">Bài 2: <text:span text:style-name="T1">Chia mạng 139.12.0.0 với subnet mask 255.255.192.0 thành 4 mạng con</text:span>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7">Subnet mask mới </text:p>
          </table:table-cell>
          <table:table-cell table:style-name="Table2.A1" office:value-type="string">
            <text:p text:style-name="P31">Dải host </text:p>
          </table:table-cell>
          <table:table-cell table:style-name="Table2.C1" office:value-type="string">
            <text:p text:style-name="P31">Broadcast</text:p>
          </table:table-cell>
        </table:table-row>
        <table:table-row>
          <table:table-cell table:style-name="Table2.A2" office:value-type="string">
            <text:p text:style-name="P17">139.12.<text:span text:style-name="T15">192</text:span><text:span text:style-name="T4">.0/</text:span><text:span text:style-name="T14">18</text:span></text:p>
          </table:table-cell>
          <table:table-cell table:style-name="Table2.A2" office:value-type="string">
            <text:p text:style-name="P18">139.12.<text:span text:style-name="T15">192</text:span><text:span text:style-name="T4">.</text:span><text:span text:style-name="T16">1</text:span><text:span text:style-name="T4">/</text:span><text:span text:style-name="T14">18 - </text:span>139.12.<text:span text:style-name="T16">207</text:span><text:span text:style-name="T4">.</text:span><text:span text:style-name="T16">254</text:span><text:span text:style-name="T4">/</text:span><text:span text:style-name="T14">18</text:span></text:p>
          </table:table-cell>
          <table:table-cell table:style-name="Table2.C2" office:value-type="string">
            <text:p text:style-name="P20">139.12.<text:span text:style-name="T16">207</text:span><text:span text:style-name="T4">.</text:span><text:span text:style-name="T16">25</text:span><text:span text:style-name="T18">5</text:span><text:span text:style-name="T4">/</text:span><text:span text:style-name="T14">18</text:span></text:p>
          </table:table-cell>
        </table:table-row>
        <table:table-row>
          <table:table-cell table:style-name="Table2.A2" office:value-type="string">
            <text:p text:style-name="P26">139.12.<text:span text:style-name="T15">208</text:span>.0/<text:span text:style-name="T14">18</text:span></text:p>
          </table:table-cell>
          <table:table-cell table:style-name="Table2.A2" office:value-type="string">
            <text:p text:style-name="P18">139.12.<text:span text:style-name="T16">208</text:span><text:span text:style-name="T4">.</text:span><text:span text:style-name="T16">1</text:span><text:span text:style-name="T4">/</text:span><text:span text:style-name="T14">18-</text:span>139.12.<text:span text:style-name="T16">223</text:span><text:span text:style-name="T4">.</text:span><text:span text:style-name="T16">254</text:span><text:span text:style-name="T4">/</text:span><text:span text:style-name="T14">18</text:span></text:p>
          </table:table-cell>
          <table:table-cell table:style-name="Table2.C2" office:value-type="string">
            <text:p text:style-name="P20">139.12.<text:span text:style-name="T16">223</text:span><text:span text:style-name="T4">.</text:span><text:span text:style-name="T16">25</text:span><text:span text:style-name="T18">5</text:span><text:span text:style-name="T4">/</text:span><text:span text:style-name="T14">18</text:span></text:p>
          </table:table-cell>
        </table:table-row>
        <table:table-row>
          <table:table-cell table:style-name="Table2.A2" office:value-type="string">
            <text:p text:style-name="P26">139.12.<text:span text:style-name="T15">224</text:span>.0/<text:span text:style-name="T14">18</text:span></text:p>
          </table:table-cell>
          <table:table-cell table:style-name="Table2.A2" office:value-type="string">
            <text:p text:style-name="P19">139.12.<text:span text:style-name="T16">224</text:span><text:span text:style-name="T4">.</text:span><text:span text:style-name="T16">1</text:span><text:span text:style-name="T4">/</text:span><text:span text:style-name="T14">18-</text:span>139.12.<text:span text:style-name="T17">239</text:span><text:span text:style-name="T4">.</text:span><text:span text:style-name="T17">254</text:span><text:span text:style-name="T4">/</text:span><text:span text:style-name="T14">18</text:span></text:p>
          </table:table-cell>
          <table:table-cell table:style-name="Table2.C2" office:value-type="string">
            <text:p text:style-name="P20">139.12.<text:span text:style-name="T17">239</text:span><text:span text:style-name="T4">.</text:span><text:span text:style-name="T17">25</text:span><text:span text:style-name="T18">5</text:span><text:span text:style-name="T4">/</text:span><text:span text:style-name="T14">18</text:span></text:p>
          </table:table-cell>
        </table:table-row>
        <table:table-row>
          <table:table-cell table:style-name="Table2.A2" office:value-type="string">
            <text:p text:style-name="P26">139.12.<text:span text:style-name="T16">240</text:span>.0/<text:span text:style-name="T14">18</text:span></text:p>
          </table:table-cell>
          <table:table-cell table:style-name="Table2.A2" office:value-type="string">
            <text:p text:style-name="P19">139.12.<text:span text:style-name="T16">2</text:span><text:span text:style-name="T17">40</text:span><text:span text:style-name="T4">.</text:span><text:span text:style-name="T17">1</text:span><text:span text:style-name="T4">/</text:span><text:span text:style-name="T14">18-</text:span>139.12.<text:span text:style-name="T17">255</text:span><text:span text:style-name="T4">.</text:span><text:span text:style-name="T17">154</text:span><text:span text:style-name="T4">/</text:span><text:span text:style-name="T14">18</text:span></text:p>
          </table:table-cell>
          <table:table-cell table:style-name="Table2.C2" office:value-type="string">
            <text:p text:style-name="P20">139.12.<text:span text:style-name="T17">255</text:span><text:span text:style-name="T4">.</text:span><text:span text:style-name="T18">2</text:span><text:span text:style-name="T17">5</text:span><text:span text:style-name="T18">5</text:span><text:span text:style-name="T4">/</text:span><text:span text:style-name="T14">18</text:span></text:p>
          </table:table-cell>
        </table:table-row>
      </table:table>
      <text:p text:style-name="P3"/>
      <text:p text:style-name="P4">Bài <text:span text:style-name="T1">3: Xác định địa chỉ mạng, địa chỉ Broadcast và dải địa chỉ của địa chỉ IP sau: 172.16.0.122/26</text:span></text:p>
      <text:p text:style-name="P5"><text:span text:style-name="T19">=&gt; subnet-mask = 255.255.255.</text:span><text:span text:style-name="T20">192 </text:span><text:span text:style-name="T21">(11111111.11111111.11111111.11000000)</text:span></text:p>
      <text:p text:style-name="P5"><text:span text:style-name="T20">=&gt; IP = </text:span><text:span text:style-name="T1">172.16.0.122 <text:s text:c="23"/></text:span><text:span text:style-name="T22">(10101100.00010000.00000000.01111010)</text:span></text:p>
      <text:p text:style-name="P10">=&gt; Địa chỉ mạng: <text:tab/><text:tab/><text:tab/><text:span text:style-name="T23">10101100.00010000.00000000.01000000 </text:span><text:span text:style-name="T24">(172.16.0.64)</text:span></text:p>
      <text:p text:style-name="P11">=&gt; Dải địa chỉ: <text:s/><text:span text:style-name="T24">172.16.0.6</text:span><text:span text:style-name="T33">5</text:span><text:span text:style-name="T24">/</text:span><text:span text:style-name="T32">26 - <text:s/></text:span><text:span text:style-name="T24">172.16.0.</text:span><text:span text:style-name="T34">126</text:span><text:span text:style-name="T24">/</text:span><text:span text:style-name="T32">26</text:span></text:p>
      <text:p text:style-name="P5"/>
      <text:p text:style-name="P1">Bài tập <text:span text:style-name="T1">4: Chia mạng 172.16.32.0/19 thành 4 mạng con. Liệt kê dải host và địa chỉ Broadcast của các mạng</text:span></text:p>
      <text:p text:style-name="P6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21">Subnet mask mới </text:p>
          </table:table-cell>
          <table:table-cell table:style-name="Table3.A1" office:value-type="string">
            <text:p text:style-name="P32">Dải host </text:p>
          </table:table-cell>
          <table:table-cell table:style-name="Table3.C1" office:value-type="string">
            <text:p text:style-name="P32">Broadcast</text:p>
          </table:table-cell>
        </table:table-row>
        <table:table-row>
          <table:table-cell table:style-name="Table3.A2" office:value-type="string">
            <text:p text:style-name="P22"><text:span text:style-name="T1">172.16.32.0</text:span><text:span text:style-name="T4">/</text:span><text:span text:style-name="T25">21</text:span></text:p>
          </table:table-cell>
          <table:table-cell table:style-name="Table3.A2" office:value-type="string">
            <text:p text:style-name="P23"><text:span text:style-name="T1">172.16.32.0</text:span><text:span text:style-name="T4">/</text:span><text:span text:style-name="T25">21-</text:span></text:p>
            <text:p text:style-name="P23"><text:span text:style-name="T1">172.16.</text:span><text:span text:style-name="T28">39</text:span><text:span text:style-name="T1">.0</text:span><text:span text:style-name="T4">/</text:span><text:span text:style-name="T25">21</text:span></text:p>
          </table:table-cell>
          <table:table-cell table:style-name="Table3.C2" office:value-type="string">
            <text:p text:style-name="P24"><text:span text:style-name="T1">172.16.</text:span><text:span text:style-name="T28">39</text:span><text:span text:style-name="T1">.</text:span><text:span text:style-name="T29">255</text:span><text:span text:style-name="T4">/</text:span><text:span text:style-name="T25">21</text:span></text:p>
          </table:table-cell>
        </table:table-row>
        <table:table-row>
          <table:table-cell table:style-name="Table3.A2" office:value-type="string">
            <text:p text:style-name="P27"><text:span text:style-name="T1">172.16.</text:span><text:span text:style-name="T26">40</text:span><text:span text:style-name="T1">.0</text:span>/<text:span text:style-name="T25">21</text:span></text:p>
          </table:table-cell>
          <table:table-cell table:style-name="Table3.A2" office:value-type="string">
            <text:p text:style-name="P28"><text:span text:style-name="T1">172.16.</text:span><text:span text:style-name="T26">40</text:span><text:span text:style-name="T1">.0</text:span>/<text:span text:style-name="T25">21-</text:span></text:p>
            <text:p text:style-name="P28"><text:span text:style-name="T1">172.16.</text:span><text:span text:style-name="T28">47</text:span><text:span text:style-name="T1">.0</text:span>/<text:span text:style-name="T25">21</text:span></text:p>
          </table:table-cell>
          <table:table-cell table:style-name="Table3.C2" office:value-type="string">
            <text:p text:style-name="P24"><text:span text:style-name="T1">172.16.</text:span><text:span text:style-name="T29">47</text:span><text:span text:style-name="T1">.</text:span><text:span text:style-name="T29">255</text:span><text:span text:style-name="T4">/</text:span><text:span text:style-name="T25">21</text:span></text:p>
          </table:table-cell>
        </table:table-row>
        <table:table-row>
          <table:table-cell table:style-name="Table3.A2" office:value-type="string">
            <text:p text:style-name="P27"><text:span text:style-name="T1">172.16.</text:span><text:span text:style-name="T26">48</text:span><text:span text:style-name="T1">.0</text:span>/<text:span text:style-name="T25">21</text:span></text:p>
          </table:table-cell>
          <table:table-cell table:style-name="Table3.A2" office:value-type="string">
            <text:p text:style-name="P28"><text:span text:style-name="T1">172.16.</text:span><text:span text:style-name="T26">48</text:span><text:span text:style-name="T1">.0</text:span>/<text:span text:style-name="T25">21-</text:span></text:p>
            <text:p text:style-name="P28"><text:soft-page-break/><text:span text:style-name="T1">172.16.</text:span><text:span text:style-name="T28">5</text:span><text:span text:style-name="T30">5</text:span><text:span text:style-name="T1">.0</text:span>/<text:span text:style-name="T25">21</text:span></text:p>
          </table:table-cell>
          <table:table-cell table:style-name="Table3.C2" office:value-type="string">
            <text:p text:style-name="P24"><text:span text:style-name="T1">172.16.</text:span><text:span text:style-name="T31">55</text:span><text:span text:style-name="T1">.</text:span><text:span text:style-name="T29">255</text:span><text:span text:style-name="T4">/</text:span><text:span text:style-name="T25">21</text:span></text:p>
          </table:table-cell>
        </table:table-row>
        <table:table-row>
          <table:table-cell table:style-name="Table3.A2" office:value-type="string">
            <text:p text:style-name="P27"><text:span text:style-name="T1">172.16.</text:span><text:span text:style-name="T27">56</text:span><text:span text:style-name="T1">.0</text:span>/<text:span text:style-name="T25">21</text:span></text:p>
          </table:table-cell>
          <table:table-cell table:style-name="Table3.A2" office:value-type="string">
            <text:p text:style-name="P28"><text:span text:style-name="T1">172.16.</text:span><text:span text:style-name="T28">56</text:span><text:span text:style-name="T1">.0</text:span>/<text:span text:style-name="T25">21-</text:span></text:p>
            <text:p text:style-name="P28"><text:span text:style-name="T1">172.16.</text:span><text:span text:style-name="T28">63</text:span><text:span text:style-name="T1">.0</text:span>/<text:span text:style-name="T25">21</text:span></text:p>
          </table:table-cell>
          <table:table-cell table:style-name="Table3.C2" office:value-type="string">
            <text:p text:style-name="P24"><text:span text:style-name="T1">172.16.</text:span><text:span text:style-name="T31">63</text:span><text:span text:style-name="T1">.</text:span><text:span text:style-name="T29">255</text:span><text:span text:style-name="T4">/</text:span><text:span text:style-name="T25">21</text:span></text:p>
          </table:table-cell>
        </table:table-row>
      </table:table>
      <text:p text:style-name="P6"/>
      <text:p text:style-name="P1">Bài tập <text:span text:style-name="T1">5: Xác định địa chỉ mạng, dải host, địa chỉ broadcast của mạng khi biết địa chỉ IP: 150.64.128.236/</text:span><text:span text:style-name="T2">20</text:span></text:p>
      <text:p text:style-name="P1">_subnet-mask: <text:span text:style-name="T35">255.255.240.0 <text:tab/><text:tab/></text:span><text:span text:style-name="T36">11111111.11111111.11110000.00000000</text:span></text:p>
      <text:p text:style-name="P7">_ip: <text:s/><text:span text:style-name="T1">150.64.128.236<text:tab/><text:tab/><text:tab/><text:tab/></text:span><text:span text:style-name="T37">10010110.01000000.10000000.11101100</text:span></text:p>
      <text:p text:style-name="P12">=&gt; địa chỉ mạng 10010110.01000000.10000000.00000000 <text:span text:style-name="T38">(150.64.</text:span><text:span text:style-name="T39">240.0</text:span><text:span text:style-name="T38">)</text:span></text:p>
      <text:p text:style-name="P13">=&gt; dải host: <text:s/><text:span text:style-name="T38">150.64.</text:span><text:span text:style-name="T39">240.</text:span>1/<text:span text:style-name="T40">20 → <text:s/></text:span><text:span text:style-name="T38">150.64.</text:span><text:span text:style-name="T39">240.</text:span><text:span text:style-name="T41">25</text:span><text:span text:style-name="T42">4</text:span><text:span text:style-name="T41">/20</text:span></text:p>
      <text:p text:style-name="P14">=&gt; broadcast: 150.64.240.255/2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0:29:49.701141327</meta:creation-date>
    <dc:date>2023-02-25T12:38:28.408119457</dc:date>
    <meta:editing-duration>PT1H28M1S</meta:editing-duration>
    <meta:editing-cycles>55</meta:editing-cycles>
    <meta:generator>LibreOffice/7.3.7.2$Linux_X86_64 LibreOffice_project/30$Build-2</meta:generator>
    <meta:document-statistic meta:table-count="3" meta:image-count="0" meta:object-count="0" meta:page-count="2" meta:paragraph-count="69" meta:word-count="224" meta:character-count="1983" meta:non-whitespace-character-count="1785"/>
  </office:meta>
</office:document-meta>
</file>